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/>
    </style:style>
    <style:style style:name="P3" style:family="paragraph" style:parent-style-name="Standard">
      <style:text-properties style:text-position="0% 100%" style:text-underline-style="none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3</text:p>
      <text:p text:style-name="Standard"/>
      <text:p text:style-name="Standard">SUB <text:s/><text:tab/></text:p>
      <text:p text:style-name="Standard">D<text:span text:style-name="T1">2</text:span>T<text:span text:style-name="T1">4</text:span> <text:s/><text:tab/>DR <text:s/>← M[AR] <text:s text:c="2"/></text:p>
      <text:p text:style-name="Standard">D<text:span text:style-name="T1">2</text:span>T<text:span text:style-name="T1">5</text:span> <text:s/><text:tab/>DR <text:s/>← AC, AC <text:s/>← DR <text:s text:c="2"/></text:p>
      <text:p text:style-name="Standard">D<text:span text:style-name="T1">2</text:span>T<text:span text:style-name="T1">6</text:span> <text:s/><text:tab/>AC <text:s/>← AC <text:s text:c="2"/></text:p>
      <text:p text:style-name="Standard">D<text:span text:style-name="T1">2</text:span>T<text:span text:style-name="T1">7</text:span> <text:s/><text:tab/>AC <text:s/>← AC + 1 <text:s text:c="2"/></text:p>
      <text:p text:style-name="Standard">D<text:span text:style-name="T1">2</text:span>T<text:span text:style-name="T1">8</text:span> <text:s/><text:tab/>AC <text:s/>← AC +DR, SC <text:s/>← 0 </text:p>
      <text:p text:style-name="Standard"/>
      <text:p text:style-name="Standard">XCH</text:p>
      <text:p text:style-name="Standard">D<text:span text:style-name="T1">3</text:span>T<text:span text:style-name="T1">4</text:span> <text:s/><text:tab/>DR ← M[AR] <text:s text:c="2"/></text:p>
      <text:p text:style-name="Standard">D<text:span text:style-name="T1">3</text:span>T<text:span text:style-name="T1">5</text:span> <text:s/><text:tab/>M[AR] ← AC, AC <text:s/>← DR, SC <text:s/>← 0 </text:p>
      <text:p text:style-name="Standard"/>
      <text:p text:style-name="P1">5.21</text:p>
      <text:p text:style-name="Standard"/>
      <text:p text:style-name="Standard">*whereas Z<text:span text:style-name="T1">DR</text:span> = 1 if DR = 0 ; Z<text:span text:style-name="T1">AC</text:span> = 1 if AC = 0</text:p>
      <text:p text:style-name="Standard">INR(PC) = R'T<text:span text:style-name="T1">1</text:span><text:span text:style-name="T3"> + RT</text:span><text:span text:style-name="T1">2</text:span><text:span text:style-name="T3"> + D</text:span><text:span text:style-name="T1">6</text:span><text:span text:style-name="T3">T</text:span><text:span text:style-name="T1">6</text:span><text:span text:style-name="T3">Z</text:span><text:span text:style-name="T1">DR</text:span><text:span text:style-name="T3"> + PB</text:span><text:span text:style-name="T1">9</text:span><text:span text:style-name="T3">(FGI) + PB</text:span><text:span text:style-name="T1">8</text:span><text:span text:style-name="T3">(FGO) + rB</text:span><text:span text:style-name="T1">4</text:span><text:span text:style-name="T3">(AC</text:span><text:span text:style-name="T1">15</text:span><text:span text:style-name="T3">)' + rB</text:span><text:span text:style-name="T1">3</text:span><text:span text:style-name="T3">(AC</text:span><text:span text:style-name="T1">15</text:span><text:span text:style-name="T3">) + rB</text:span><text:span text:style-name="T1">2</text:span><text:span text:style-name="T3">Z</text:span><text:span text:style-name="T1">AC </text:span><text:span text:style-name="T3"><text:s/>+ rB</text:span><text:span text:style-name="T1">1</text:span><text:span text:style-name="T3">E' </text:span></text:p>
      <text:p text:style-name="Standard"><text:span text:style-name="T3">LD(PC) = D</text:span><text:span text:style-name="T1">4</text:span><text:span text:style-name="T3">T</text:span><text:span text:style-name="T1">4</text:span><text:span text:style-name="T3"> + D</text:span><text:span text:style-name="T1">5</text:span><text:span text:style-name="T3">T</text:span><text:span text:style-name="T1">5</text:span></text:p>
      <text:p text:style-name="Standard"><text:span text:style-name="T3">CLR(PC) = RT</text:span><text:span text:style-name="T1">1 </text:span></text:p>
      <text:p text:style-name="Standard"><text:span text:style-name="T1"/></text:p>
      <text:p text:style-name="P2">5.22</text:p>
      <text:p text:style-name="P2"><text:span text:style-name="T5"/></text:p>
      <text:p text:style-name="P2"><text:span text:style-name="T5">Write = <text:s/>D</text:span><text:span text:style-name="T2">3</text:span><text:span text:style-name="T5">T</text:span><text:span text:style-name="T2">4</text:span><text:span text:style-name="T5"> + D</text:span><text:span text:style-name="T2">5</text:span><text:span text:style-name="T5">T</text:span><text:span text:style-name="T2">4</text:span><text:span text:style-name="T5"> + D</text:span><text:span text:style-name="T2">6</text:span><text:span text:style-name="T5">T</text:span><text:span text:style-name="T2">6</text:span><text:span text:style-name="T5"> + RT</text:span><text:span text:style-name="T2">1 </text:span></text:p>
      <text:p text:style-name="P2"><text:span text:style-name="T4"/></text:p>
      <text:p text:style-name="P2">5.24</text:p>
      <text:p text:style-name="P2"/>
      <text:p text:style-name="P3">x<text:span text:style-name="T1">2</text:span> = R'T<text:span text:style-name="T1">0</text:span> + RT<text:span text:style-name="T1">0</text:span> + D<text:span text:style-name="T1">5</text:span>T<text:span text:style-name="T1">4</text:span></text:p>
      <text:p text:style-name="P3"><text:tab/>= (R' + R)T<text:span text:style-name="T1">0</text:span> + D<text:span text:style-name="T1">5</text:span>T<text:span text:style-name="T1">4</text:span></text:p>
      <text:p text:style-name="P3"><text:span text:style-name="T1"><text:tab/></text:span>= T<text:span text:style-name="T1">0</text:span> + D<text:span text:style-name="T1">5</text:span>T<text:span text:style-name="T1">4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1.</text:p>
      <text:p text:style-name="P3">Listing out signals :</text:p>
      <text:p text:style-name="P3">Fetch<text:tab/><text:tab/>R'T<text:span text:style-name="T1">0</text:span>:<text:tab/><text:tab/>LD(AR), x2</text:p>
      <text:p text:style-name="P3"><text:tab/><text:tab/>R'T<text:span text:style-name="T1">1</text:span>: <text:tab/><text:tab/>INR(PC), LD(IR), Read, x7</text:p>
      <text:p text:style-name="P3">Decode <text:tab/>R'T<text:span text:style-name="T1">2</text:span>: <text:tab/><text:tab/>LD(AR), LD(I), x5</text:p>
      <text:p text:style-name="P3">Indirect <text:tab/>D<text:span text:style-name="T1">7</text:span>'IT<text:span text:style-name="T1">3</text:span>:<text:tab/><text:tab/>LD(AR), Read, x7</text:p>
      <text:p text:style-name="P3"><text:soft-page-break/>Timing definition for each signal:</text:p>
      <text:p text:style-name="P3">INR(PC) = R'T<text:span text:style-name="T1">1</text:span></text:p>
      <text:p text:style-name="P3">LD(AR) = R'T<text:span text:style-name="T1">0</text:span>+R'T<text:span text:style-name="T1">2</text:span> + D<text:span text:style-name="T1">7</text:span>'IT<text:span text:style-name="T1">3</text:span></text:p>
      <text:p text:style-name="P3"><text:tab/>= R'(T<text:span text:style-name="T1">0</text:span>+T<text:span text:style-name="T1">2</text:span>) + D<text:span text:style-name="T1">7</text:span>'IT<text:span text:style-name="T1">3</text:span></text:p>
      <text:p text:style-name="P3">LD(I) = R'T<text:span text:style-name="T1">2</text:span></text:p>
      <text:p text:style-name="P3">LD(IR) = R'T<text:span text:style-name="T1">1</text:span></text:p>
      <text:p text:style-name="P3">Read = R'T<text:span text:style-name="T1">1</text:span> + D<text:span text:style-name="T1">7</text:span>'IT<text:span text:style-name="T1">3</text:span></text:p>
      <text:p text:style-name="P3">x2 = R'T<text:span text:style-name="T1">0</text:span></text:p>
      <text:p text:style-name="P3">x5 = R'T<text:span text:style-name="T1">2</text:span></text:p>
      <text:p text:style-name="P3">X7 = R'T<text:span text:style-name="T1">1</text:span> + D<text:span text:style-name="T1">7</text:span>'IT<text:span text:style-name="T1">3</text:span></text:p>
      <text:p text:style-name="P3"><text:span text:style-name="T1"/></text:p>
      <text:p text:style-name="P3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8T12:35:12.72</meta:creation-date>
    <dc:date>2018-10-18T14:48:01.37</dc:date>
    <meta:editing-duration>PT1H57M36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2" meta:paragraph-count="38" meta:word-count="182" meta:character-count="794"/>
  </office:meta>
</office:document-meta>
</file>